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. <text:s/>Como <text:s/>sair de <text:s/>qualquer <text:s text:c="3"/>diretorio do <text:s/>sistema <text:s/>e <text:s/>acessar imediatamente a sua home?</text:p>
      <text:p text:style-name="Preformatted_20_Text"/>
      <text:p text:style-name="Preformatted_20_Text">Digitar cd ~</text:p>
      <text:p text:style-name="Preformatted_20_Text"/>
      <text:p text:style-name="Preformatted_20_Text">2. Qual o comando para renomear um de seus arquivos?</text:p>
      <text:p text:style-name="Preformatted_20_Text"/>
      <text:p text:style-name="Preformatted_20_Text">Mv nome atual novo nome.</text:p>
      <text:p text:style-name="Preformatted_20_Text"/>
      <text:p text:style-name="Preformatted_20_Text">3. O que faz o comando: <text:s/>ls -alS</text:p>
      <text:p text:style-name="Preformatted_20_Text"/>
      <text:p text:style-name="Preformatted_20_Text">Mostra todos os arquivos, inclusive os ocultos.</text:p>
      <text:p text:style-name="Preformatted_20_Text"/>
      <text:p text:style-name="Preformatted_20_Text">4. O que faz o comando: chmod ugo=rx perm</text:p>
      <text:p text:style-name="Preformatted_20_Text"/>
      <text:p text:style-name="Preformatted_20_Text">Muda as permisões do diretório perm. Dá permissões de leitura e execução para o usuário, o grupo em que está inserido, e todos os grupos restantes.</text:p>
      <text:p text:style-name="Preformatted_20_Text"/>
      <text:p text:style-name="Preformatted_20_Text">5. Explique o comando a seguir: w &gt; resultado.txt</text:p>
      <text:p text:style-name="Preformatted_20_Text"/>
      <text:p text:style-name="Preformatted_20_Text">Manda os resultados de w (quem está logado) <text:s/>para o arquivo resultado.txt.</text:p>
      <text:p text:style-name="Preformatted_20_Text"/>
      <text:p text:style-name="Preformatted_20_Text">6. Explique as diferenças entre cat, less, more e tail.</text:p>
      <text:p text:style-name="Preformatted_20_Text"/>
      <text:p text:style-name="Preformatted_20_Text">Cat → Mostra o arquivo.</text:p>
      <text:p text:style-name="Preformatted_20_Text">Less → Mostra apenas o que cabe na tela.</text:p>
      <text:p text:style-name="Preformatted_20_Text">More → Mostra mais.</text:p>
      <text:p text:style-name="Preformatted_20_Text">Tail → mostra as últimas dez linhas.</text:p>
      <text:p text:style-name="Preformatted_20_Text"/>
      <text:p text:style-name="Preformatted_20_Text">7. Sobre o comando cp explique as opções: -v -r e -p</text:p>
      <text:p text:style-name="Preformatted_20_Text">-r → Copia arquivos de forma recurssiva.</text:p>
      <text:p text:style-name="Preformatted_20_Text">-p → copia preservando os dados originais do arquivo.</text:p>
      <text:p text:style-name="Preformatted_20_Text">-v → especifica como as cópias serão renomeados.</text:p>
      <text:p text:style-name="Preformatted_20_Text"/>
      <text:p text:style-name="Preformatted_20_Text">8. Como previnir que um arquivo já existente no destino seja sobrescrito com o comando cp ?</text:p>
      <text:p text:style-name="Preformatted_20_Text"/>
      <text:p text:style-name="Preformatted_20_Text">Cp -i</text:p>
      <text:p text:style-name="Preformatted_20_Text"/>
      <text:p text:style-name="Preformatted_20_Text">9. Para que serve o comando ls -ld</text:p>
      <text:p text:style-name="Preformatted_20_Text"/>
      <text:p text:style-name="Preformatted_20_Text">Mostra os detalhes do diretório atual.</text:p>
      <text:p text:style-name="Preformatted_20_Text"/>
      <text:p text:style-name="Preformatted_20_Text">10. Explique <text:s/>o que faz <text:s/>o comando a seguir, <text:s/>e explique o que é</text:p>
      <text:p text:style-name="Preformatted_20_Text">redirecionado para arq1.txt e arq2.txt:</text:p>
      <text:p text:style-name="Preformatted_20_Text"/>
      <text:p text:style-name="Preformatted_20_Text">find /etc -iname "*.tab" &gt; arq1.txt 2&gt; arq2.txt</text:p>
      <text:p text:style-name="Preformatted_20_Text"/>
      <text:p text:style-name="Preformatted_20_Text">Procura no diretório etc todos os aquivos terminado em .tab e grava em arq1.txt. A saída de erros é armazenada em arq2.txt</text:p>
      <text:p text:style-name="Preformatted_20_Text"/>
      <text:p text:style-name="Preformatted_20_Text">11. Escreve um comando com o find <text:s/>pra procurar arquivos acessados nos</text:p>
      <text:p text:style-name="Preformatted_20_Text">últimos 10 minutos?</text:p>
      <text:p text:style-name="Preformatted_20_Text"/>
      <text:p text:style-name="Preformatted_20_Text">Find /~ -cmin 10</text:p>
      <text:p text:style-name="Preformatted_20_Text"/>
      <text:p text:style-name="Preformatted_20_Text">12. <text:s text:c="2"/>Como procurar arquivos na <text:s text:c="2"/>sua <text:s/>HOME, terminados em .txt,</text:p>
      <text:p text:style-name="Preformatted_20_Text">modificados nos últimos 3 dias?</text:p>
      <text:p text:style-name="Preformatted_20_Text"/>
      <text:p text:style-name="Preformatted_20_Text">Find /~ iname “*.txt” -atime -3</text:p>
      <text:p text:style-name="Preformatted_20_Text"/>
      <text:p text:style-name="Preformatted_20_Text">13. <text:s/>Como fazer <text:s/>a <text:s/>mesma busca, mas <text:s/>encontrando somente <text:s/>arquivos</text:p>
      <text:p text:style-name="Preformatted_20_Text"><text:soft-page-break/>modificados a mais de 3 dias?</text:p>
      <text:p text:style-name="Preformatted_20_Text"/>
      <text:p text:style-name="Preformatted_20_Text">Find /~ iname “*.txt” -atime +3</text:p>
      <text:p text:style-name="Preformatted_20_Text"/>
      <text:p text:style-name="Preformatted_20_Text">14. Faça uma busca no <text:s/>diretorio /home/bcc/, que encontre <text:s/>todos</text:p>
      <text:p text:style-name="Preformatted_20_Text">os diretorios com permissao 700. (Não deve incluir subpastas).</text:p>
      <text:p text:style-name="Preformatted_20_Text"/>
      <text:p text:style-name="Preformatted_20_Text">Grep /home/bcc </text:p>
      <text:p text:style-name="Preformatted_20_Text"/>
      <text:p text:style-name="Preformatted_20_Text">15. Qual a função do Crtl+R no bash? E a tecla tab?</text:p>
      <text:p text:style-name="Preformatted_20_Text"/>
      <text:p text:style-name="Preformatted_20_Text">Crtl R procura comandos. Preenche a linha de comando.</text:p>
      <text:p text:style-name="Preformatted_20_Text"/>
      <text:p text:style-name="Preformatted_20_Text">16. O que faz o comando tac ? E o comando last?</text:p>
      <text:p text:style-name="Preformatted_20_Text"/>
      <text:p text:style-name="Preformatted_20_Text">Tac → Concatena e imprime os arquivos de modo inverso.</text:p>
      <text:p text:style-name="Preformatted_20_Text">Last → Mostra uma lista dos últimos usuários logados.</text:p>
      <text:p text:style-name="Preformatted_20_Text"/>
      <text:p text:style-name="Preformatted_20_Text">17. <text:s/>Escreva um comando para trocar a permissão de todos os</text:p>
      <text:p text:style-name="Preformatted_20_Text">arquivos da sua área para 644. O comando não deve alterar diretórios.</text:p>
      <text:p text:style-name="Preformatted_20_Text"/>
      <text:p text:style-name="Preformatted_20_Text">CHMOD 644 /~/*</text:p>
      <text:p text:style-name="Preformatted_20_Text"/>
      <text:p text:style-name="Preformatted_20_Text">18. O que faz o comando: du -S |sort -n</text:p>
      <text:p text:style-name="Preformatted_20_Text"/>
      <text:p text:style-name="Preformatted_20_Text">Estima o espaço em disco utilizado pelo diretório atual e organiza a lista numericamente.</text:p>
      <text:p text:style-name="Preformatted_20_Text"/>
      <text:p text:style-name="Preformatted_20_Text">19. O que fazem os comandos which, whatis e whereis ?</text:p>
      <text:p text:style-name="Preformatted_20_Text"/>
      <text:p text:style-name="Preformatted_20_Text">Which → Localiza um comando.</text:p>
      <text:p text:style-name="Preformatted_20_Text">Whatis → Diz o que o comando faz.</text:p>
      <text:p text:style-name="Preformatted_20_Text">Whereis → Localiza informações sobre um programa.</text:p>
      <text:p text:style-name="Preformatted_20_Text"/>
      <text:p text:style-name="Preformatted_20_Text"/>
      <text:p text:style-name="Preformatted_20_Text">20. Qual a diferença entre os comandos: w, who, whoami.</text:p>
      <text:p text:style-name="Preformatted_20_Text"/>
      <text:p text:style-name="Preformatted_20_Text">Whoami mostra o seu nome de usuário, who mostra os usuários logados e w o faz com mais detalhes.</text:p>
      <text:p text:style-name="Preformatted_20_Text"/>
      <text:p text:style-name="Preformatted_20_Text">21. Explique o comando: ls -l | tr -s " " | sort -n +4 </text:p>
      <text:p text:style-name="Preformatted_20_Text">(DICA: o sort -n +4 ordena pela coluna 4, porém a primeira coluna é a 0, a segunda, 1, etc)</text:p>
      <text:p text:style-name="Preformatted_20_Text"/>
      <text:p text:style-name="Preformatted_20_Text">Ls -l mostra os arquivos com detalhes, tr -s traduz caracteres sem deletá-los e sort organiza tudo em colunas.</text:p>
      <text:p text:style-name="Preformatted_20_Text"/>
      <text:p text:style-name="Preformatted_20_Text">22. O que faz o comando shopt -s cdspell. </text:p>
      <text:p text:style-name="Preformatted_20_Text">Veja o que acontece antes e depois de executar o comando nesta linha: mkdir teste; cd tete</text:p>
      <text:p text:style-name="Preformatted_20_Text"/>
      <text:p text:style-name="Preformatted_20_Text">Nada.</text:p>
      <text:p text:style-name="Preformatted_20_Text"/>
      <text:p text:style-name="Preformatted_20_Text">23. O que faz o comando: ls -lR /etc &gt; arq1.txt &amp; tail -f arq1.txt</text:p>
      <text:p text:style-name="Preformatted_20_Text"/>
      <text:p text:style-name="Preformatted_20_Text">Mostra os detalhes dos arquivos contidos em /etc e salva em arq.txt. Depois mostra as últimas 10 linhas do arquivo.</text:p>
      <text:p text:style-name="Preformatted_20_Text"/>
      <text:p text:style-name="Preformatted_20_Text">24. Escreva uma linha de comando para mostrar as 5 próximas</text:p>
      <text:p text:style-name="Preformatted_20_Text">linhas, a partir da linha 6 do arquivo /etc/group </text:p>
      <text:p text:style-name="Preformatted_20_Text">(DICA use o comando head e tail entre pipes)</text:p>
      <text:p text:style-name="Preformatted_20_Text"/>
      <text:p text:style-name="Preformatted_20_Text"><text:soft-page-break/>Head /etc/group -n 11 | tail -n 6</text:p>
      <text:p text:style-name="Preformatted_20_Text"/>
      <text:p text:style-name="Preformatted_20_Text">25. Encontre possíveis erro nas linhas de comando abaixo:</text:p>
      <text:p text:style-name="Preformatted_20_Text">a) ls l | sort <text:s/>→ Falta um menos antes de l</text:p>
      <text:p text:style-name="Preformatted_20_Text">b) cp etc/issue /tmp → não especificou o nome do arquivo.</text:p>
      <text:p text:style-name="Preformatted_20_Text">c) man ls -l → man aceita apenas o comando puro, sem complementos.</text:p>
      <text:p text:style-name="Preformatted_20_Text">d) ls -l | cut c11- → o menos de vir antes do cll</text:p>
      <text:p text:style-name="Preformatted_20_Text">e) find ~ name "*.txt" → iname.</text:p>
      <text:p text:style-name="Preformatted_20_Text"/>
      <text:p text:style-name="Preformatted_20_Text">26. Explique o funcionamento das linhas de comando abaixo:</text:p>
      <text:p text:style-name="Preformatted_20_Text">a) sort &lt; arquivo.txt &gt; arquivo_ordenado.txt → organiza arquivo.txt e salva em arquivo_ordenado.txt</text:p>
      <text:p text:style-name="Preformatted_20_Text">b) cat /etc/passwd &gt; arquivo.txt ; wc -l arquivo.txt → abre o arquivo passwd e envia para arquivo.txt e então conta o número de lonhas do arquivo.</text:p>
      <text:p text:style-name="Preformatted_20_Text">c) ls /etc | sort | less → mostra o conteúdo de /etc, ordena e mostra apenas o que cabe na tela.</text:p>
      <text:p text:style-name="Preformatted_20_Text">d) find ~ -iname "*.p" | sort 2&gt; /dev/null → Busca arquivos terminados em .p na home e envia os erros no balck hole.</text:p>
      <text:p text:style-name="Preformatted_20_Text">e) cat /etc/issue ~/teste &gt; /tmp/2 → abre os arquivos issue e teste e os grava em 2.</text:p>
      <text:p text:style-name="Preformatted_20_Text"/>
      <text:p text:style-name="Preformatted_20_Text">27. Escreva uma linha de comando usando grep para filtrar a saída</text:p>
      <text:p text:style-name="Preformatted_20_Text">do comando ls -l /etc para mostrar apenas os arquivos que</text:p>
      <text:p text:style-name="Preformatted_20_Text">contenham "log" no seu nome. Explique a sua linha de comando.</text:p>
      <text:p text:style-name="Preformatted_20_Text"/>
      <text:p text:style-name="Preformatted_20_Text">28. Filtre <text:s/>a saída <text:s/>do <text:s text:c="2"/>comando last para <text:s/>encontrar <text:s/>apenas os</text:p>
      <text:p text:style-name="Preformatted_20_Text">usuários que logaram na máquina na última sexta-feira.</text:p>
      <text:p text:style-name="Preformatted_20_Text"/>
      <text:p text:style-name="Preformatted_20_Text">29. Escreva um comando para encontrar quantos destes usuários que</text:p>
      <text:p text:style-name="Preformatted_20_Text">foram encontrados no exercício anterior fizeram login na parte da tarde?</text:p>
      <text:p text:style-name="Preformatted_20_Text"/>
      <text:p text:style-name="Preformatted_20_Text">30. Escreva um comando para filtrar a saída do exercício</text:p>
      <text:p text:style-name="Preformatted_20_Text">anterior, mostrando apenas o login dos usuários.</text:p>
      <text:p text:style-name="Preformatted_20_Text"/>
      <text:p text:style-name="Preformatted_20_Text">31. Escreva um comando para contar quantos logins distintos</text:p>
      <text:p text:style-name="Preformatted_20_Text">aparecem na saída do exercício anterior.</text:p>
      <text:p text:style-name="Preformatted_20_Text"/>
      <text:p text:style-name="Preformatted_20_Text">32. Usando os comando uniq <text:s/>e sort, elimine os usuários repetidos</text:p>
      <text:p text:style-name="Preformatted_20_Text">do exercício 30 e ordene a saída alfabeticamente.</text:p>
      <text:p text:style-name="Preformatted_20_Text"/>
      <text:p text:style-name="Preformatted_20_Text">33. O que faz a linha de comando abaixo:</text:p>
      <text:p text:style-name="Preformatted_20_Text">ps -aux |grep ^root | tr -s " " | cut -d" " -f2 | sort -n</text:p>
      <text:p text:style-name="Preformatted_20_Text"/>
      <text:p text:style-name="Preformatted_20_Text">34. Encontre todos os usuários do bcc que possuem a palavra Souza</text:p>
      <text:p text:style-name="Preformatted_20_Text">no seu sobrenome e cujo primeiro nome começa com uma vogal.</text:p>
      <text:p text:style-name="Preformatted_20_Text"/>
      <text:p text:style-name="Preformatted_20_Text">35. Encontre os alunos do bcc cadastrados no sistema que possuem</text:p>
      <text:p text:style-name="Preformatted_20_Text">a palavra "dos" nos seus nomes e com logins começados com</text:p>
      <text:p text:style-name="Preformatted_20_Text">consoantes. Ex: Valdeci dos Santos</text:p>
      <text:p text:style-name="Preformatted_20_Text"/>
      <text:p text:style-name="Preformatted_20_Text">36. Com base no exercício anterior limite a busca apenas para os</text:p>
      <text:p text:style-name="Preformatted_20_Text">que foram cadastrados a partir de 2000.</text:p>
      <text:p text:style-name="Preformatted_20_Text"/>
      <text:p text:style-name="Preformatted_20_Text">37. Gere uma <text:s/>lista dos usuários <text:s/>que possuem "dos" <text:s/>no seu nome e</text:p>
      <text:p text:style-name="Preformatted_20_Text">que <text:s/>possuem <text:s/>o primeiro <text:s/>nome <text:s/>começados com vogais. Esta lista</text:p>
      <text:p text:style-name="Preformatted_20_Text">deve ser inserida em um arquivo, com a primeira coluna o login, e</text:p>
      <text:p text:style-name="Preformatted_20_Text">a segunda coluna para o nome completo. O separador das colunas é</text:p>
      <text:p text:style-name="Preformatted_20_Text">o ":". (DICA: use nesta linha o comando tr "\t" ":")</text:p>
      <text:p text:style-name="Preformatted_20_Text"/>
      <text:p text:style-name="Preformatted_20_Text">38. Baseado no anterior gere uma lista <text:s/>somente para aqueles usuários</text:p>
      <text:p text:style-name="Preformatted_20_Text">que tem apenas 1 nome e 1 sobrenome.</text:p>
      <text:p text:style-name="Preformatted_20_Text"/>
      <text:p text:style-name="Preformatted_20_Text"><text:soft-page-break/>39. Qual a diferença entre os comandos abaixo?</text:p>
      <text:p text:style-name="Preformatted_20_Text">ls -la xmms → </text:p>
      <text:p text:style-name="Preformatted_20_Text">ls -la | grep xmms</text:p>
      <text:p text:style-name="Preformatted_20_Text"/>
      <text:p text:style-name="Preformatted_20_Text">40. O que faz cada comando abaixo:</text:p>
      <text:p text:style-name="Preformatted_20_Text">find / -name grep -maxdepth 3</text:p>
      <text:p text:style-name="Preformatted_20_Text">find . -size +1000k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laviene Cristo</meta:initial-creator>
    <meta:creation-date>2010-03-29T15:39:59</meta:creation-date>
    <dc:date>2010-03-29T17:02:50</dc:date>
    <dc:creator>Flaviene Cristo</dc:creator>
    <meta:editing-duration>PT00H16M06S</meta:editing-duration>
    <meta:editing-cycles>3</meta:editing-cycles>
    <meta:generator>BrOffice.org/3.1$Linux OpenOffice.org_project/310m19$Build-9420</meta:generator>
    <meta:document-statistic meta:table-count="0" meta:image-count="0" meta:object-count="0" meta:page-count="4" meta:paragraph-count="114" meta:word-count="1167" meta:character-count="6188"/>
  </office:meta>
</office:document-meta>
</file>